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Modifier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odifi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Modifier.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odifier.modifyArgument( Argument ar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mModifie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Modifier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odifier.Param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Modifier.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amModifier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